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Ideal Attitude to Life</text:p>
      <text:p text:style-name="Standard"/>
      <text:p text:style-name="Standard">Erradicate the notion of “enemies” from your consciousness.</text:p>
      <text:p text:style-name="Standard"/>
      <text:p text:style-name="Standard">Never talk back when faced with anger, slander or other kinds of discomfort aimed at you.</text:p>
      <text:p text:style-name="Standard"/>
      <text:p text:style-name="Standard">Never say anything mean yourself about anyone or anything.</text:p>
      <text:p text:style-name="Standard"/>
      <text:p text:style-name="Standard">Be absolutely truthful and honest in all aspects of life.</text:p>
      <text:p text:style-name="Standard"/>
      <text:p text:style-name="Standard">Be absolutely unaffected by flattery, praise or blame.</text:p>
      <text:p text:style-name="Standard"/>
      <text:p text:style-name="Standard">Take no part in killing, hurting or injury.</text:p>
      <text:p text:style-name="Standard"/>
      <text:p text:style-name="Standard">Never allow your thinking to deviate from working out the absolute best ways to serve your fellow beings, …</text:p>
      <text:p text:style-name="Standard"/>
      <text:p text:style-name="Standard">- you are then performing the very highest form of yoga or the most perfect training of the evolutionary factor confined by your own willpower, which combined with the remaining factor of life's own processing of your nature will lead you to the final outcome of moral genius or recreate you as a perfect being or a “divine human be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rth Core</meta:initial-creator>
    <meta:creation-date>2017-06-14T15:26:07.65</meta:creation-date>
    <dc:date>2017-06-14T16:15:19.87</dc:date>
    <dc:creator>Earth Core</dc:creator>
    <meta:editing-duration>PT00H45M30S</meta:editing-duration>
    <meta:editing-cycles>5</meta:editing-cycles>
    <meta:generator>OpenOffice.org/3.1$Win32 OpenOffice.org_project/310m11$Build-9399</meta:generator>
    <meta:document-statistic meta:table-count="0" meta:image-count="0" meta:object-count="0" meta:page-count="1" meta:paragraph-count="9" meta:word-count="145" meta:character-count="830"/>
  </office:meta>
</office:document-meta>
</file>